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b8ff" draw:marker-start-width="0.2cm" draw:marker-end-width="0.2cm" draw:fill="solid" draw:fill-color="#ffffff" draw:fill-gradient-name="Linear_20_yellow_2f_brown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175cm" svg:height="1.905cm" svg:x="2.27cm" svg:y="1cm">
          <text:p text:style-name="P1"><text:span text:style-name="T1">Machine 1</text:span></text:p>
          <text:p text:style-name="P1"><text:span text:style-name="T1">(master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7.62cm" svg:height="1.905cm" svg:x="12.97cm" svg:y="1cm">
          <text:p text:style-name="P2"><text:span text:style-name="T1">person = new Person();</text:span></text:p>
          <text:p text:style-name="P2"><text:span text:style-name="T1">person.name = 'Some girl';</text:span></text:p>
          <text:p text:style-name="P2"><text:span text:style-name="T1">person.save();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5.445cm" svg:y1="1.952cm" svg:x2="12.97cm" svg:y2="1.952cm" draw:start-shape="id1" draw:start-glue-point="1" draw:end-shape="id2">
          <text:p/>
        </draw:connector>
        <draw:custom-shape draw:style-name="gr1" draw:text-style-name="P1" draw:id="id4" draw:layer="layout" svg:width="12.605cm" svg:height="1.27cm" svg:x="6.08cm" svg:y="7.985cm">
          <text:p text:style-name="P1"><text:span text:style-name="T1">Send to other nodes:</text:span></text:p>
          <text:p text:style-name="P1"><text:span text:style-name="T1">Node ID(1)|Person|7|name|Some gir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16.78cm" svg:y1="2.905cm" svg:x2="15.605cm" svg:y2="4.175cm" draw:start-shape="id2" draw:end-shape="id3">
          <text:p/>
        </draw:connector>
        <draw:custom-shape draw:style-name="gr1" draw:text-style-name="P1" draw:id="id5" draw:layer="layout" svg:width="3.175cm" svg:height="1.905cm" svg:x="2.27cm" svg:y="11.16cm">
          <text:p text:style-name="P1"><text:span text:style-name="T1">Machine 2</text:span><text:span text:style-name="T1"><text:line-break/></text:span><text:span text:style-name="T1">receives ms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382cm" svg:y1="9.255cm" svg:x2="3.857cm" svg:y2="11.16cm" draw:start-shape="id4" draw:end-shape="id5" draw:end-glue-point="0">
          <text:p/>
        </draw:connector>
        <draw:custom-shape draw:style-name="gr1" draw:text-style-name="P1" draw:id="id6" draw:layer="layout" svg:width="12.7cm" svg:height="1.27cm" svg:x="6.08cm" svg:y="15.605cm">
          <text:p text:style-name="P1"><text:span text:style-name="T1">Write to disk:</text:span></text:p>
          <text:p text:style-name="P1"><text:span text:style-name="T1">Tableversion|Person|7|name|Some gir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line-skew="0.635cm" svg:x1="3.857cm" svg:y1="13.065cm" svg:x2="12.43cm" svg:y2="15.605cm" draw:start-shape="id5" draw:start-glue-point="2" draw:end-shape="id6">
          <text:p/>
        </draw:connector>
        <draw:custom-shape draw:style-name="gr1" draw:text-style-name="P1" draw:id="id7" draw:layer="layout" svg:width="12.605cm" svg:height="1.27cm" svg:x="6.08cm" svg:y="18.145cm">
          <text:p text:style-name="P1"><text:span text:style-name="T1">Send to node 1:</text:span></text:p>
          <text:p text:style-name="P1"><text:span text:style-name="T1">OK|Node ID(2)|Person|7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382cm" svg:y1="19.415cm" svg:x2="3.857cm" svg:y2="20.685cm" draw:start-shape="id7" draw:end-shape="id8" draw:end-glue-point="0">
          <text:p/>
        </draw:connector>
        <draw:connector draw:style-name="gr2" draw:text-style-name="P3" draw:layer="layout" draw:line-skew="1.905cm" svg:x1="3.857cm" svg:y1="13.065cm" svg:x2="12.382cm" svg:y2="18.145cm" draw:start-shape="id5" draw:end-shape="id7">
          <text:p/>
        </draw:connector>
        <draw:custom-shape draw:style-name="gr1" draw:text-style-name="P1" draw:id="id8" draw:layer="layout" svg:width="3.175cm" svg:height="1.905cm" svg:x="2.27cm" svg:y="20.685cm">
          <text:p text:style-name="P1"><text:span text:style-name="T1">Machine 1</text:span></text:p>
          <text:p text:style-name="P1"><text:span text:style-name="T1">(master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12.7cm" svg:height="1.27cm" svg:x="6.08cm" svg:y="13.065cm">
          <text:p text:style-name="P1"><text:span text:style-name="T1">Add record:</text:span></text:p>
          <text:p text:style-name="P1"><text:span text:style-name="T1">Tableversion|Person|7|name|Some gir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857cm" svg:y1="13.065cm" svg:x2="6.08cm" svg:y2="13.7cm" draw:start-shape="id5" draw:end-shape="id9">
          <text:p/>
        </draw:connector>
        <draw:custom-shape draw:style-name="gr1" draw:text-style-name="P1" draw:id="id3" draw:layer="layout" svg:width="12.7cm" svg:height="1.27cm" svg:x="2.905cm" svg:y="3.54cm">
          <text:p text:style-name="P1"><text:span text:style-name="T1">lastInsertID++</text:span></text:p>
          <text:p text:style-name="P1"><text:span text:style-name="T1">lastInsertID is now 7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.905cm" svg:y1="4.175cm" svg:x2="6.08cm" svg:y2="6.715cm" draw:start-shape="id3" draw:start-glue-point="3" draw:end-shape="id10" draw:end-glue-point="3">
          <text:p/>
        </draw:connector>
        <draw:connector draw:style-name="gr2" draw:text-style-name="P3" draw:layer="layout" svg:x1="2.905cm" svg:y1="4.175cm" svg:x2="6.08cm" svg:y2="8.62cm" draw:start-shape="id3" draw:start-glue-point="3" draw:end-shape="id4" draw:end-glue-point="3">
          <text:p/>
        </draw:connector>
        <draw:custom-shape draw:style-name="gr1" draw:text-style-name="P1" draw:id="id10" draw:layer="layout" svg:width="12.7cm" svg:height="1.27cm" svg:x="6.08cm" svg:y="6.08cm">
          <text:p text:style-name="P1"><text:span text:style-name="T1">Write to disk:</text:span></text:p>
          <text:p text:style-name="P1"><text:span text:style-name="T1">Tableversion|Person|7|name|Some gir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12.7cm" svg:height="1.169cm" svg:x="6.08cm" svg:y="25.13cm">
          <text:p text:style-name="P1"><text:span text:style-name="T1">Write to disk:</text:span></text:p>
          <text:p text:style-name="P1"><text:span text:style-name="T1">OK|Node ID(2)|Person|7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857cm" svg:y1="22.59cm" svg:x2="6.08cm" svg:y2="25.714cm" draw:start-shape="id8" draw:start-glue-point="2" draw:end-shape="id11" draw:end-glue-point="3">
          <text:p/>
        </draw:connector>
        <draw:custom-shape draw:style-name="gr1" draw:text-style-name="P1" draw:id="id12" draw:layer="layout" svg:width="12.7cm" svg:height="1.27cm" svg:x="6.08cm" svg:y="23.225cm">
          <text:p text:style-name="P1"><text:span text:style-name="T1">Add record to memory:</text:span></text:p>
          <text:p text:style-name="P1"><text:span text:style-name="T1">Tableversion|Person|7|name|Some gir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857cm" svg:y1="22.59cm" svg:x2="6.08cm" svg:y2="23.86cm" draw:start-shape="id8" draw:start-glue-point="2" draw:end-shape="id12" draw:end-glue-point="3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draw:id="id13" draw:layer="layout" svg:width="3.175cm" svg:height="1.905cm" svg:x="2.27cm" svg:y="1.001cm">
          <text:p text:style-name="P1"><text:span text:style-name="T1">Machine 2</text:span></text:p>
          <text:p text:style-name="P1"><text:span text:style-name="T1">(slav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7.62cm" svg:height="1.905cm" svg:x="12.97cm" svg:y="1.001cm">
          <text:p text:style-name="P2"><text:span text:style-name="T1">person = new Person();</text:span></text:p>
          <text:p text:style-name="P2"><text:span text:style-name="T1">person.name = 'Some dude';</text:span></text:p>
          <text:p text:style-name="P2"><text:span text:style-name="T1">person.save();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5.445cm" svg:y1="1.953cm" svg:x2="12.97cm" svg:y2="1.953cm" draw:start-shape="id13" draw:start-glue-point="1" draw:end-shape="id14">
          <text:p/>
        </draw:connector>
        <draw:custom-shape draw:style-name="gr1" draw:text-style-name="P1" draw:id="id24" draw:layer="layout" svg:width="12.7cm" svg:height="1.27cm" svg:x="2.27cm" svg:y="3.541cm">
          <text:p text:style-name="P1"><text:span text:style-name="T1">Write to disk:</text:span></text:p>
          <text:p text:style-name="P1"><text:span text:style-name="T1">Tableversion|Person|RandomString2|name|Some du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5" draw:layer="layout" svg:width="12.605cm" svg:height="1.27cm" svg:x="7.985cm" svg:y="6.716cm">
          <text:p text:style-name="P1"><text:span text:style-name="T1">Send to other nodes:</text:span></text:p>
          <text:p text:style-name="P1"><text:span text:style-name="T1">Node ID(2)|Person|RandomString2|name|Some du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3.175cm" svg:height="1.905cm" svg:x="2.27cm" svg:y="7.986cm">
          <text:p text:style-name="P1"><text:span text:style-name="T1">Machine 1</text:span><text:span text:style-name="T1"><text:line-break/></text:span><text:span text:style-name="T1">receives ms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985cm" svg:y1="7.351cm" svg:x2="3.857cm" svg:y2="7.986cm" draw:start-shape="id15" draw:end-shape="id16" draw:end-glue-point="0">
          <text:p/>
        </draw:connector>
        <draw:custom-shape draw:style-name="gr1" draw:text-style-name="P1" draw:id="id21" draw:layer="layout" svg:width="12.7cm" svg:height="1.169cm" svg:x="6.08cm" svg:y="14.836cm">
          <text:p text:style-name="P1"><text:span text:style-name="T1">Write to disk:</text:span></text:p>
          <text:p text:style-name="P1"><text:span text:style-name="T1">Tableversion|Person|8|name|Some du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445cm" svg:y1="8.938cm" svg:x2="9.255cm" svg:y2="10.525cm" draw:start-shape="id16" draw:start-glue-point="1" draw:end-shape="id17" draw:end-glue-point="0">
          <text:p/>
        </draw:connector>
        <draw:custom-shape draw:style-name="gr1" draw:text-style-name="P1" draw:id="id18" draw:layer="layout" svg:width="12.7cm" svg:height="1.27cm" svg:x="6.08cm" svg:y="16.775cm">
          <text:p text:style-name="P1"><text:span text:style-name="T1">Send to other nodes:</text:span></text:p>
          <text:p text:style-name="P1"><text:span text:style-name="T1">OK|Node ID(1)|Person|RandomString2|8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43cm" svg:y1="18.045cm" svg:x2="3.857cm" svg:y2="20.685cm" draw:start-shape="id18" draw:end-shape="id19" draw:end-glue-point="0">
          <text:p/>
        </draw:connector>
        <draw:custom-shape draw:style-name="gr1" draw:text-style-name="P1" draw:id="id19" draw:layer="layout" svg:width="3.175cm" svg:height="1.905cm" svg:x="2.27cm" svg:y="20.685cm">
          <text:p text:style-name="P1"><text:span text:style-name="T1">Machine 2</text:span></text:p>
          <text:p text:style-name="P1"><text:span text:style-name="T1">(slav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12.7cm" svg:height="1.27cm" svg:x="2.905cm" svg:y="10.525cm">
          <text:p text:style-name="P1"><text:span text:style-name="T1">randToID.set( 'RandomString2', lastInsertID++ );</text:span></text:p>
          <text:p text:style-name="P1"><text:span text:style-name="T1">lastInsertID is now 8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0" draw:layer="layout" svg:width="12.7cm" svg:height="1.27cm" svg:x="6.08cm" svg:y="12.73cm">
          <text:p text:style-name="P1"><text:span text:style-name="T1">Add record to memory:</text:span></text:p>
          <text:p text:style-name="P1"><text:span text:style-name="T1">Tableversion|Person|8|name|Some du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.905cm" svg:y1="11.16cm" svg:x2="6.08cm" svg:y2="13.365cm" draw:start-shape="id17" draw:end-shape="id20">
          <text:p/>
        </draw:connector>
        <draw:connector draw:style-name="gr2" draw:text-style-name="P3" draw:layer="layout" svg:x1="2.905cm" svg:y1="11.16cm" svg:x2="6.08cm" svg:y2="15.42cm" draw:start-shape="id17" draw:start-glue-point="3" draw:end-shape="id21">
          <text:p/>
        </draw:connector>
        <draw:connector draw:style-name="gr2" draw:text-style-name="P3" draw:layer="layout" svg:x1="2.905cm" svg:y1="11.16cm" svg:x2="6.08cm" svg:y2="17.41cm" draw:start-shape="id17" draw:start-glue-point="3" draw:end-shape="id18">
          <text:p/>
        </draw:connector>
        <draw:custom-shape draw:style-name="gr1" draw:text-style-name="P1" draw:id="id22" draw:layer="layout" svg:width="12.7cm" svg:height="1.169cm" svg:x="6.08cm" svg:y="25.13cm">
          <text:p text:style-name="P1"><text:span text:style-name="T1">Write to disk:</text:span></text:p>
          <text:p text:style-name="P1"><text:span text:style-name="T1">OK|Node ID(1)|Person|RandomString2|8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857cm" svg:y1="22.59cm" svg:x2="6.08cm" svg:y2="25.714cm" draw:start-shape="id19" draw:end-shape="id22" draw:end-glue-point="3">
          <text:p/>
        </draw:connector>
        <draw:custom-shape draw:style-name="gr1" draw:text-style-name="P1" draw:id="id23" draw:layer="layout" svg:width="12.7cm" svg:height="1.27cm" svg:x="6.08cm" svg:y="23.225cm">
          <text:p text:style-name="P1"><text:span text:style-name="T1">Add record to memory:</text:span></text:p>
          <text:p text:style-name="P1"><text:span text:style-name="T1">Tableversion|Person|8|name|Some du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857cm" svg:y1="22.59cm" svg:x2="6.08cm" svg:y2="23.86cm" draw:start-shape="id19" draw:end-shape="id23">
          <text:p/>
        </draw:connector>
        <draw:connector draw:style-name="gr2" draw:text-style-name="P3" draw:layer="layout" draw:line-skew="0.634cm" svg:x1="16.78cm" svg:y1="2.906cm" svg:x2="14.287cm" svg:y2="6.716cm" draw:start-shape="id14" draw:end-shape="id15">
          <text:p/>
        </draw:connector>
        <draw:connector draw:style-name="gr2" draw:text-style-name="P3" draw:layer="layout" svg:x1="16.78cm" svg:y1="2.906cm" svg:x2="14.97cm" svg:y2="4.176cm" draw:start-shape="id14" draw:start-glue-point="2" draw:end-shape="id24">
          <text:p/>
        </draw:connector>
      </draw:page>
      <draw:page draw:name="page3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Danny Wilson</meta:initial-creator>
    <meta:creation-date>2008-02-24T19:37:05</meta:creation-date>
    <dc:creator>Danny Wilson</dc:creator>
    <dc:date>2008-02-24T23:34:31</dc:date>
    <meta:editing-cycles>15</meta:editing-cycles>
    <meta:editing-duration>PT3H57M28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